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 style:master-page-name="Standard">
      <style:paragraph-properties fo:margin-top="0in" fo:margin-bottom="0.1665in" loext:contextual-spacing="false" fo:line-height="100%" fo:text-align="center" style:justify-single-word="false" style:page-number="1"/>
    </style:style>
    <style:style style:name="P2" style:family="paragraph" style:parent-style-name="Standard">
      <style:paragraph-properties fo:margin-top="0.1665in" fo:margin-bottom="0.1665in" loext:contextual-spacing="false" fo:line-height="100%"/>
    </style:style>
    <style:style style:name="P3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1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13" style:family="paragraph" style:parent-style-name="Standard" style:list-style-name="WWNum3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14" style:family="paragraph" style:parent-style-name="Standard" style:list-style-name="WWNum2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15" style:family="paragraph" style:parent-style-name="Standard" style:list-style-name="WWNum1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font-weight="bold" style:font-weight-asian="bold"/>
    </style:style>
    <style:style style:name="T2" style:family="text">
      <style:text-properties fo:color="#188038" style:font-name="Roboto Mono" style:font-name-asian="Roboto Mono1" style:font-name-complex="Roboto Mono1"/>
    </style:style>
    <style:style style:name="T3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4" style:family="text">
      <style:text-properties fo:color="#333333" style:font-name="Consolas" fo:background-color="#f8f8f8" loext:char-shading-value="0" style:font-name-asian="Consolas1" style:font-name-complex="Consolas1"/>
    </style:style>
    <style:style style:name="T5" style:family="text">
      <style:text-properties fo:color="#dd1144" style:font-name="Consolas" fo:background-color="#f8f8f8" loext:char-shading-value="0" style:font-name-asian="Consolas1" style:font-name-complex="Consolas1"/>
    </style:style>
    <style:style style:name="T6" style:family="text">
      <style:text-properties fo:color="#008080" style:font-name="Consolas" fo:background-color="#f8f8f8" loext:char-shading-value="0" style:font-name-asian="Consolas1" style:font-name-complex="Consola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aboratorio: Desarrollo de una Aplicación de Gestión de Tareas (Todo List)</text:span></text:p>
      <text:p text:style-name="P2">Nombre: ______________________________________</text:p>
      <text:p text:style-name="P2">Documento: ____________________</text:p>
      <text:p text:style-name="P2"><text:span text:style-name="T1">Objetivo</text:span>: Crear una aplicación web de gestión de tareas utilizando React que incorpore los conceptos aprendidos en el Módulo 3.</text:p>
      <text:p text:style-name="P2"><text:span text:style-name="T1">Requerimientos</text:span>:</text:p>
      <text:list xml:id="list3248248855" text:style-name="WWNum1">
        <text:list-item>
          <text:p text:style-name="P3">Componentes y JSX:</text:p>
          <text:list>
            <text:list-item>
              <text:p text:style-name="P9">Crear un componente principal <text:span text:style-name="T2">App</text:span></text:p>
            </text:list-item>
            <text:list-item>
              <text:p text:style-name="P9">Crear componentes para <text:span text:style-name="T2">TaskList</text:span>, <text:span text:style-name="T2">TaskItem</text:span>, y <text:span text:style-name="T2">TaskForm</text:span></text:p>
            </text:list-item>
          </text:list>
        </text:list-item>
        <text:list-item>
          <text:p text:style-name="P6">Props y Estados:</text:p>
          <text:list>
            <text:list-item>
              <text:p text:style-name="P9">Utilizar props para pasar datos entre componentes</text:p>
            </text:list-item>
            <text:list-item>
              <text:p text:style-name="P9">Implementar estados para manejar la lista de tareas y el formulario</text:p>
            </text:list-item>
          </text:list>
        </text:list-item>
        <text:list-item>
          <text:p text:style-name="P6">Hooks:</text:p>
          <text:list>
            <text:list-item>
              <text:p text:style-name="P9">Usar <text:span text:style-name="T2">useState</text:span> para manejar el estado de las tareas</text:p>
            </text:list-item>
            <text:list-item>
              <text:p text:style-name="P9">Implementar <text:span text:style-name="T2">useEffect</text:span> para cargar tareas desde el almacenamiento local al iniciar la aplicación</text:p>
            </text:list-item>
          </text:list>
        </text:list-item>
        <text:list-item>
          <text:p text:style-name="P6">Manejo de eventos y formularios:</text:p>
          <text:list>
            <text:list-item>
              <text:p text:style-name="P9">Crear un formulario para añadir nuevas tareas</text:p>
            </text:list-item>
            <text:list-item>
              <text:p text:style-name="P9">Implementar funcionalidad para marcar tareas como completadas</text:p>
            </text:list-item>
            <text:list-item>
              <text:p text:style-name="P9">Añadir la opción de eliminar tareas</text:p>
            </text:list-item>
          </text:list>
        </text:list-item>
        <text:list-item>
          <text:p text:style-name="P6">React Router:</text:p>
          <text:list>
            <text:list-item>
              <text:p text:style-name="P9">Implementar rutas para:</text:p>
              <text:list>
                <text:list-item>
                  <text:p text:style-name="P15">Lista de todas las tareas</text:p>
                </text:list-item>
                <text:list-item>
                  <text:p text:style-name="P15">Tareas completadas</text:p>
                </text:list-item>
                <text:list-item>
                  <text:p text:style-name="P15">Tareas pendientes</text:p>
                </text:list-item>
              </text:list>
            </text:list-item>
          </text:list>
        </text:list-item>
        <text:list-item>
          <text:p text:style-name="P6">Diseño responsive:</text:p>
          <text:list>
            <text:list-item>
              <text:p text:style-name="P12">Utilizar CSS para crear un diseño que se adapte a diferentes tamaños de pantalla</text:p>
            </text:list-item>
          </text:list>
        </text:list-item>
      </text:list>
      <text:p text:style-name="P2"><text:soft-page-break/><text:span text:style-name="T1">Pasos a seguir</text:span>:</text:p>
      <text:list xml:id="list1966492502" text:style-name="WWNum3">
        <text:list-item>
          <text:p text:style-name="P4"><text:span text:style-name="T1">Configuración inicial:</text:span></text:p>
          <text:list>
            <text:list-item>
              <text:p text:style-name="P10">Crear un nuevo proyecto de React usando Create React App</text:p>
            </text:list-item>
            <text:list-item>
              <text:p text:style-name="P10">Instalar las dependencias necesarias (react-router-dom)</text:p>
            </text:list-item>
          </text:list>
        </text:list-item>
        <text:list-item>
          <text:p text:style-name="P7"><text:span text:style-name="T1">Crear los componentes básicos:</text:span></text:p>
          <text:list>
            <text:list-item>
              <text:p text:style-name="P10"><text:span text:style-name="T2">App.js</text:span>: Componente principal</text:p>
            </text:list-item>
            <text:list-item>
              <text:p text:style-name="P10"><text:span text:style-name="T2">TaskList.js</text:span>: Lista de tareas</text:p>
            </text:list-item>
            <text:list-item>
              <text:p text:style-name="P10"><text:span text:style-name="T2">TaskItem.js</text:span>: Tarea individual</text:p>
            </text:list-item>
            <text:list-item>
              <text:p text:style-name="P10"><text:span text:style-name="T2">TaskForm.js</text:span>: Formulario para añadir tareas</text:p>
            </text:list-item>
          </text:list>
        </text:list-item>
        <text:list-item>
          <text:p text:style-name="P7"><text:span text:style-name="T1">Implementar la funcionalidad básica:</text:span></text:p>
          <text:list>
            <text:list-item>
              <text:p text:style-name="P10">Añadir tareas</text:p>
            </text:list-item>
            <text:list-item>
              <text:p text:style-name="P10">Marcar tareas como completadas</text:p>
            </text:list-item>
            <text:list-item>
              <text:p text:style-name="P10">Eliminar tareas</text:p>
            </text:list-item>
          </text:list>
        </text:list-item>
        <text:list-item>
          <text:p text:style-name="P7"><text:span text:style-name="T1">Agregar React Router:</text:span></text:p>
          <text:list>
            <text:list-item>
              <text:p text:style-name="P10">Configurar rutas en <text:span text:style-name="T2">App.js</text:span></text:p>
            </text:list-item>
            <text:list-item>
              <text:p text:style-name="P10">Crear componentes para diferentes vistas (AllTasks, CompletedTasks, PendingTasks)</text:p>
            </text:list-item>
          </text:list>
        </text:list-item>
        <text:list-item>
          <text:p text:style-name="P7"><text:span text:style-name="T1">Estilizar la aplicación:</text:span></text:p>
          <text:list>
            <text:list-item>
              <text:p text:style-name="P10">Crear un archivo CSS para cada componente</text:p>
            </text:list-item>
            <text:list-item>
              <text:p text:style-name="P10">Implementar un diseño responsive</text:p>
            </text:list-item>
          </text:list>
        </text:list-item>
        <text:list-item>
          <text:p text:style-name="P7"><text:span text:style-name="T1">Persistencia de datos:</text:span></text:p>
          <text:list>
            <text:list-item>
              <text:p text:style-name="P13">Utilizar <text:span text:style-name="T2">localStorage</text:span> para guardar y cargar tareas</text:p>
            </text:list-item>
          </text:list>
        </text:list-item>
      </text:list>
      <text:p text:style-name="P2">Código inicial para <text:span text:style-name="T2">App.js</text:span>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<text:span text:style-name="T3">import</text:span><text:span text:style-name="T4"> React, { useState, useEffect } </text:span><text:span text:style-name="T3">from</text:span><text:span text:style-name="T4"> </text:span><text:span text:style-name="T5">'react'</text:span><text:span text:style-name="T4">;<text:line-break/></text:span><text:span text:style-name="T3">import</text:span><text:span text:style-name="T4"> { BrowserRouter </text:span><text:span text:style-name="T3">as</text:span><text:span text:style-name="T4"> Router, Route, Link, Switch } </text:span><text:span text:style-name="T3">from</text:span><text:span text:style-name="T4"> </text:span><text:span text:style-name="T5">'react-router-dom'</text:span><text:span text:style-name="T4">;<text:line-break/></text:span><text:span text:style-name="T3">import</text:span><text:span text:style-name="T4"> TaskList </text:span><text:span text:style-name="T3">from</text:span><text:span text:style-name="T4"> </text:span><text:span text:style-name="T5">'./components/TaskList'</text:span><text:span text:style-name="T4">;<text:line-break/></text:span><text:span text:style-name="T3">import</text:span><text:span text:style-name="T4"> TaskForm </text:span><text:span text:style-name="T3">from</text:span><text:span text:style-name="T4"> </text:span><text:span text:style-name="T5">'./components/TaskForm'</text:span><text:span text:style-name="T4">;<text:line-break/></text:span><text:span text:style-name="T3">import</text:span><text:span text:style-name="T4"> </text:span><text:span text:style-name="T5">'./App.css'</text:span><text:span text:style-name="T4">;<text:line-break/><text:line-break/>function App() {<text:line-break/> <text:s/>const [tasks, setTasks] = useState([]);<text:line-break/><text:line-break/> <text:s/>useEffect(() =&gt; {<text:line-break/> <text:s text:c="3"/>const storedTasks = JSON.parse(localStorage.getItem(</text:span><text:span text:style-name="T5">'tasks'</text:span><text:span text:style-name="T4">)) || [];<text:line-break/> <text:s text:c="3"/>setTasks(storedTasks);<text:line-break/> <text:s/>}, []);<text:line-break/><text:line-break/> <text:s/>useEffect(() =&gt; {<text:line-break/> <text:s text:c="3"/>localStorage.setItem(</text:span><text:span text:style-name="T5">'tasks'</text:span><text:span text:style-name="T4">, JSON.stringify(tasks));<text:line-break/> <text:s/>}, [tasks]);<text:line-break/><text:line-break/> <text:s/>const addTask = (task) =&gt; {<text:line-break/> <text:s text:c="3"/>setTasks([...tasks, { ...task, id: Date.now(), completed: </text:span><text:span text:style-name="T6">false</text:span><text:span text:style-name="T4"> }]);<text:line-break/> <text:s/>};<text:line-break/><text:line-break/> <text:s/>const toggleTask = (id) =&gt; {<text:line-break/> <text:s text:c="3"/>setTasks(<text:line-break/> <text:s text:c="5"/>tasks.map((task) =&gt;<text:line-break/> <text:s text:c="7"/>task.id === id ? { ...task, completed: !task.completed } : task<text:line-break/> <text:s text:c="5"/>)<text:line-break/> <text:s text:c="3"/>);<text:line-break/> <text:s/>};<text:line-break/><text:line-break/> <text:s/>const deleteTask = (id) =&gt; {<text:line-break/> <text:s text:c="3"/>setTasks(tasks.filter((task) =&gt; task.id !== id));<text:line-break/> <text:s/>};<text:line-break/><text:line-break/> <text:s/></text:span><text:span text:style-name="T3">return</text:span><text:span text:style-name="T4"> (<text:line-break/> <text:s text:c="3"/>&lt;Router&gt;<text:line-break/> <text:s text:c="5"/>&lt;div className=</text:span><text:span text:style-name="T5">"App"</text:span><text:span text:style-name="T4">&gt;<text:line-break/> <text:s text:c="7"/>&lt;nav&gt;<text:line-break/> <text:s text:c="9"/>&lt;ul&gt;<text:line-break/> <text:s text:c="11"/>&lt;li&gt;<text:line-break/> <text:s text:c="13"/>&lt;Link to=</text:span><text:span text:style-name="T5">"/"</text:span><text:span text:style-name="T4">&gt;Todas las tareas&lt;/Link&gt;<text:line-break/> <text:s text:c="11"/>&lt;/li&gt;<text:line-break/> <text:s text:c="11"/>&lt;li&gt;<text:line-break/> <text:s text:c="13"/>&lt;Link to=</text:span><text:span text:style-name="T5">"/completed"</text:span><text:span text:style-name="T4">&gt;Tareas completadas&lt;/Link&gt;<text:line-break/> <text:s text:c="11"/>&lt;/li&gt;<text:line-break/> <text:s text:c="11"/>&lt;li&gt;<text:line-break/> <text:s text:c="13"/>&lt;Link to=</text:span><text:span text:style-name="T5">"/pending"</text:span><text:span text:style-name="T4">&gt;Tareas pendientes&lt;/Link&gt;<text:line-break/> <text:s text:c="11"/>&lt;/li&gt;<text:line-break/> <text:s text:c="9"/>&lt;/ul&gt;<text:line-break/> <text:s text:c="7"/>&lt;/nav&gt;<text:line-break/><text:line-break/> <text:s text:c="7"/>&lt;TaskForm addTask={addTask} /&gt;<text:line-break/><text:line-break/> <text:s text:c="7"/>&lt;Switch&gt;<text:line-break/> <text:s text:c="9"/>&lt;Route path=</text:span><text:span text:style-name="T5">"/"</text:span><text:span text:style-name="T4">&gt;<text:line-break/> <text:s text:c="11"/>&lt;TaskList<text:line-break/> <text:s text:c="13"/>tasks={tasks}<text:line-break/> <text:s text:c="13"/>toggleTask={toggleTask}<text:line-break/> <text:s text:c="13"/>deleteTask={deleteTask}<text:line-break/> <text:s text:c="11"/>/&gt;<text:line-break/> <text:s text:c="9"/>&lt;/Route&gt;<text:line-break/> <text:s text:c="9"/>&lt;Route path=</text:span><text:span text:style-name="T5">"/completed"</text:span><text:span text:style-name="T4">&gt;<text:line-break/> <text:s text:c="11"/>&lt;TaskList<text:line-break/> <text:s text:c="13"/>tasks={tasks.filter((task) =&gt; task.completed)}<text:line-break/> <text:s text:c="13"/>toggleTask={toggleTask}<text:line-break/> <text:s text:c="13"/>deleteTask={deleteTask}<text:line-break/> <text:s text:c="11"/>/&gt;<text:line-break/> <text:s text:c="9"/>&lt;/Route&gt;<text:line-break/> <text:s text:c="9"/>&lt;Route path=</text:span><text:span text:style-name="T5">"/pending"</text:span><text:span text:style-name="T4">&gt;<text:line-break/> <text:s text:c="11"/>&lt;TaskList<text:line-break/> <text:s text:c="13"/>tasks={tasks.filter((task) =&gt; !task.completed)}<text:line-break/> <text:s text:c="13"/>toggleTask={toggleTask}<text:line-break/> <text:s text:c="13"/>deleteTask={deleteTask}<text:line-break/> <text:s text:c="11"/>/&gt;<text:line-break/> <text:s text:c="9"/>&lt;/Route&gt;<text:line-break/> <text:s text:c="7"/>&lt;/Switch&gt;<text:line-break/> <text:s text:c="5"/>&lt;/div&gt;<text:line-break/> <text:s text:c="3"/>&lt;/Router&gt;<text:line-break/> <text:s/>);<text:line-break/>}<text:line-break/><text:line-break/></text:span><text:span text:style-name="T3">export</text:span><text:span text:style-name="T4"> </text:span><text:span text:style-name="T3">default</text:span><text:span text:style-name="T4"> App;</text:span></text:p>
          </table:table-cell>
        </table:table-row>
      </table:table>
      <text:p text:style-name="Standard"/>
      <text:p text:style-name="P2"><text:span text:style-name="T1">Entrega</text:span>:</text:p>
      <text:list xml:id="list1343055670" text:style-name="WWNum2">
        <text:list-item>
          <text:p text:style-name="P5">Código fuente comentado de la implementación.</text:p>
        </text:list-item>
        <text:list-item>
          <text:p text:style-name="P8"><text:soft-page-break/>Informe breve que incluya:<text:tab/></text:p>
          <text:list>
            <text:list-item>
              <text:p text:style-name="P11">Descripción de la estructura del sistema y decisiones de diseño. <text:tab/><text:tab/></text:p>
            </text:list-item>
            <text:list-item>
              <text:p text:style-name="P11">Discusión sobre las ventajas y desventajas de estrategias, herramientas y hooks utilizados.</text:p>
            </text:list-item>
            <text:list-item>
              <text:p text:style-name="P14">Propuesta de mejoras o alternativas para optimizar el rendimiento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54" meta:word-count="502" meta:character-count="4191" meta:non-whitespace-character-count="3248"/>
    <meta:generator>LibreOfficeDev/6.0.5.2$Linux_X86_64 LibreOffice_project/</meta:generator>
  </office:meta>
</office:document-meta>
</file>